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Bernd Elbe</text:p>
            <text:p text:style-name="P10"/>
            <text:p text:style-name="P10">Customer Marketing Liaison</text:p>
            <text:p text:style-name="Contact_20_info">1234567890 – <text:span text:style-name="T15">jonell.schimmel@wintheiser.name – </text:span><text:span text:style-name="T16">www.my-website.com</text:span></text:p>
            <text:p text:style-name="Contact_20_info"/>
            <text:p text:style-name="P7">Odio eum tempore praesentium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008e28e2-9eaa-4993-a55e-0ceda234d6b3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2bd3b074-98fb-472e-bb04-53ebfa529784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1dcb705e-80b7-4527-8841-02d9302f578e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Bernd Elbe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